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ph the analytics data on our machine using the analytics viewer we created and take screen shots </text:p>
      <text:p text:style-name="Standard"/>
      <text:p text:style-name="Standard">or we can tie into our future direction and take them online</text:p>
      <text:p text:style-name="Standard">create aqn account for each of out clients and so they can access their information on line</text:p>
      <text:p text:style-name="Standard"/>
      <text:p text:style-name="Standard">graphing tools and charting toools</text:p>
      <text:p text:style-name="Standard"/>
      <text:p text:style-name="Standard">js based on whatever <text:s text:c="2"/>the graphing tools or whatever</text:p>
      <text:p text:style-name="Standard"/>
      <text:p text:style-name="Standard"/>
      <text:p text:style-name="Standard">the port the grapicalgorithm onto the web</text:p>
      <text:p text:style-name="Standard"/>
      <text:p text:style-name="Standard"/>
      <text:p text:style-name="Standard">so making chart s</text:p>
      <text:p text:style-name="Standard"/>
      <text:p text:style-name="Standard">processing and the flow toolset o</text:p>
      <text:p text:style-name="Standard"/>
      <text:p text:style-name="Standard">flatchart </text:p>
      <text:p text:style-name="Standard"/>
      <text:p text:style-name="Standard"/>
      <text:p text:style-name="Standard">thebiggest thing is to try to chart to plot carts </text:p>
      <text:p text:style-name="Standard">or the kbpf</text:p>
      <text:p text:style-name="Standard"/>
      <text:p text:style-name="Standard">languae sise or </text:p>
      <text:p text:style-name="Standard"/>
      <text:p text:style-name="Standard">javascrit </text:p>
      <text:p text:style-name="Standard"/>
      <text:p text:style-name="Standard">php </text:p>
      <text:p text:style-name="Standard"/>
      <text:p text:style-name="Standard">yhon </text:p>
      <text:p text:style-name="Standard"/>
      <text:p text:style-name="Standard"/>
      <text:p text:style-name="Standard">code security and stuff </text:p>
      <text:p text:style-name="Standard"/>
      <text:p text:style-name="Standard">send the csv file and what we create a browse button on the web page and pick a scsv file and they do it</text:p>
      <text:p text:style-name="Standard"/>
      <text:p text:style-name="Standard"/>
      <text:p text:style-name="Standard">concern is to conect to databases </text:p>
      <text:p text:style-name="Standard"/>
      <text:p text:style-name="Standard">on the web secure it somethow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sion </meta:initial-creator>
    <meta:creation-date>2013-07-31T11:07:40</meta:creation-date>
    <meta:document-statistic meta:table-count="0" meta:image-count="0" meta:object-count="0" meta:page-count="1" meta:paragraph-count="19" meta:word-count="137" meta:character-count="727"/>
    <dc:date>2013-07-31T11:25:47</dc:date>
    <dc:creator>dsion </dc:creator>
    <meta:editing-duration>PT2M57S</meta:editing-duration>
    <meta:editing-cycles>1</meta:editing-cycles>
    <meta:generator>LibreOffice/3.3$Linux LibreOffice_project/330m19$Build-202</meta:generator>
  </office:meta>
</office:document-meta>
</file>